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4.17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ce1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3/20/2023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http://services.wakegov.com/realestate/Account.asp?id=040328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3/27/2023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http://services.wakegov.com/realestate/Account.asp?id=040327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9/30/202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http://services.wakegov.com/realestate/Account.asp?id=040326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8/10/2021</text:p>
          </table:table-cell>
          <table:table-cell office:value-type="float" office:value="914000" calcext:value-type="float">
            <text:p>914000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http://services.wakegov.com/realestate/Account.asp?id=040331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03/13/2020</text:p>
          </table:table-cell>
          <table:table-cell office:value-type="float" office:value="909000" calcext:value-type="float">
            <text:p>90900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http://services.wakegov.com/realestate/Account.asp?id=040328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4/12/2019</text:p>
          </table:table-cell>
          <table:table-cell office:value-type="float" office:value="877500" calcext:value-type="float">
            <text:p>877500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http://services.wakegov.com/realestate/Account.asp?id=040368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8/27/2021</text:p>
          </table:table-cell>
          <table:table-cell office:value-type="float" office:value="869000" calcext:value-type="float">
            <text:p>869000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http://services.wakegov.com/realestate/Account.asp?id=040372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8/31/2022</text:p>
          </table:table-cell>
          <table:table-cell office:value-type="float" office:value="855000" calcext:value-type="float">
            <text:p>85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http://services.wakegov.com/realestate/Account.asp?id=04037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1/14/2022</text:p>
          </table:table-cell>
          <table:table-cell office:value-type="float" office:value="855000" calcext:value-type="float">
            <text:p>85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http://services.wakegov.com/realestate/Account.asp?id=04033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5/13/2022</text:p>
          </table:table-cell>
          <table:table-cell office:value-type="float" office:value="829000" calcext:value-type="float">
            <text:p>829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http://services.wakegov.com/realestate/Account.asp?id=040368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8/15/2018</text:p>
          </table:table-cell>
          <table:table-cell office:value-type="float" office:value="796000" calcext:value-type="float">
            <text:p>796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http://services.wakegov.com/realestate/Account.asp?id=040329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0/16/2018</text:p>
          </table:table-cell>
          <table:table-cell office:value-type="float" office:value="796000" calcext:value-type="float">
            <text:p>796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http://services.wakegov.com/realestate/Account.asp?id=040371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1/21/2022</text:p>
          </table:table-cell>
          <table:table-cell office:value-type="float" office:value="789000" calcext:value-type="float">
            <text:p>789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http://services.wakegov.com/realestate/Account.asp?id=040368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5/01/2017</text:p>
          </table:table-cell>
          <table:table-cell office:value-type="float" office:value="788000" calcext:value-type="float">
            <text:p>788000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http://services.wakegov.com/realestate/Account.asp?id=040328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2/17/2015</text:p>
          </table:table-cell>
          <table:table-cell office:value-type="float" office:value="788000" calcext:value-type="float">
            <text:p>788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http://services.wakegov.com/realestate/Account.asp?id=040371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6/27/2014</text:p>
          </table:table-cell>
          <table:table-cell office:value-type="float" office:value="765000" calcext:value-type="float">
            <text:p>765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http://services.wakegov.com/realestate/Account.asp?id=04036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2/13/2016</text:p>
          </table:table-cell>
          <table:table-cell office:value-type="float" office:value="761000" calcext:value-type="float">
            <text:p>761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http://services.wakegov.com/realestate/Account.asp?id=040372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0/10/2013</text:p>
          </table:table-cell>
          <table:table-cell office:value-type="float" office:value="729000" calcext:value-type="float">
            <text:p>729000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http://services.wakegov.com/realestate/Account.asp?id=040326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5/15/2017</text:p>
          </table:table-cell>
          <table:table-cell office:value-type="float" office:value="725000" calcext:value-type="float">
            <text:p>725000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http://services.wakegov.com/realestate/Account.asp?id=040327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08/31/2021</text:p>
          </table:table-cell>
          <table:table-cell office:value-type="float" office:value="720000" calcext:value-type="float">
            <text:p>720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http://services.wakegov.com/realestate/Account.asp?id=046152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3/28/2023</text:p>
          </table:table-cell>
          <table:table-cell office:value-type="float" office:value="720000" calcext:value-type="float">
            <text:p>720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http://services.wakegov.com/realestate/Account.asp?id=040329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5/26/2022</text:p>
          </table:table-cell>
          <table:table-cell office:value-type="float" office:value="720000" calcext:value-type="float">
            <text:p>720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http://services.wakegov.com/realestate/Account.asp?id=040340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08/30/2018</text:p>
          </table:table-cell>
          <table:table-cell office:value-type="float" office:value="716000" calcext:value-type="float">
            <text:p>716000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http://services.wakegov.com/realestate/Account.asp?id=040326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2/30/2019</text:p>
          </table:table-cell>
          <table:table-cell office:value-type="float" office:value="716000" calcext:value-type="float">
            <text:p>716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http://services.wakegov.com/realestate/Account.asp?id=040327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4/14/2021</text:p>
          </table:table-cell>
          <table:table-cell office:value-type="float" office:value="716000" calcext:value-type="float">
            <text:p>716000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http://services.wakegov.com/realestate/Account.asp?id=040328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2/02/2023</text:p>
          </table:table-cell>
          <table:table-cell office:value-type="float" office:value="711000" calcext:value-type="float">
            <text:p>711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http://services.wakegov.com/realestate/Account.asp?id=040369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/07/2022</text:p>
          </table:table-cell>
          <table:table-cell office:value-type="float" office:value="708000" calcext:value-type="float">
            <text:p>70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http://services.wakegov.com/realestate/Account.asp?id=040335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1/05/2020</text:p>
          </table:table-cell>
          <table:table-cell office:value-type="float" office:value="707000" calcext:value-type="float">
            <text:p>70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http://services.wakegov.com/realestate/Account.asp?id=047960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21/2020</text:p>
          </table:table-cell>
          <table:table-cell office:value-type="float" office:value="707000" calcext:value-type="float">
            <text:p>70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http://services.wakegov.com/realestate/Account.asp?id=047961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6/30/2015</text:p>
          </table:table-cell>
          <table:table-cell office:value-type="float" office:value="698000" calcext:value-type="float">
            <text:p>698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http://services.wakegov.com/realestate/Account.asp?id=040368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7/29/2022</text:p>
          </table:table-cell>
          <table:table-cell office:value-type="float" office:value="698000" calcext:value-type="float">
            <text:p>698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http://services.wakegov.com/realestate/Account.asp?id=040336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1/15/2016</text:p>
          </table:table-cell>
          <table:table-cell office:value-type="float" office:value="697500" calcext:value-type="float">
            <text:p>6975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http://services.wakegov.com/realestate/Account.asp?id=040371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1/16/2020</text:p>
          </table:table-cell>
          <table:table-cell office:value-type="float" office:value="689000" calcext:value-type="float">
            <text:p>689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http://services.wakegov.com/realestate/Account.asp?id=047964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1/10/2020</text:p>
          </table:table-cell>
          <table:table-cell office:value-type="float" office:value="689000" calcext:value-type="float">
            <text:p>689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http://services.wakegov.com/realestate/Account.asp?id=047965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10/08/2008</text:p>
          </table:table-cell>
          <table:table-cell office:value-type="float" office:value="684000" calcext:value-type="float">
            <text:p>684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http://services.wakegov.com/realestate/Account.asp?id=040329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1/02/2017</text:p>
          </table:table-cell>
          <table:table-cell office:value-type="float" office:value="684000" calcext:value-type="float">
            <text:p>68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http://services.wakegov.com/realestate/Account.asp?id=040330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23/2020</text:p>
          </table:table-cell>
          <table:table-cell office:value-type="float" office:value="680000" calcext:value-type="float">
            <text:p>680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http://services.wakegov.com/realestate/Account.asp?id=047959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12/22/2010</text:p>
          </table:table-cell>
          <table:table-cell office:value-type="float" office:value="680000" calcext:value-type="float">
            <text:p>680000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http://services.wakegov.com/realestate/Account.asp?id=040371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2/29/2021</text:p>
          </table:table-cell>
          <table:table-cell office:value-type="float" office:value="675000" calcext:value-type="float">
            <text:p>675000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http://services.wakegov.com/realestate/Account.asp?id=040372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20/2020</text:p>
          </table:table-cell>
          <table:table-cell office:value-type="float" office:value="671000" calcext:value-type="float">
            <text:p>671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http://services.wakegov.com/realestate/Account.asp?id=047960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09/04/2018</text:p>
          </table:table-cell>
          <table:table-cell office:value-type="float" office:value="671000" calcext:value-type="float">
            <text:p>671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http://services.wakegov.com/realestate/Account.asp?id=040370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0/14/2022</text:p>
          </table:table-cell>
          <table:table-cell office:value-type="float" office:value="666000" calcext:value-type="float">
            <text:p>666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http://services.wakegov.com/realestate/Account.asp?id=040373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5/05/2010</text:p>
          </table:table-cell>
          <table:table-cell office:value-type="float" office:value="666000" calcext:value-type="float">
            <text:p>666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http://services.wakegov.com/realestate/Account.asp?id=040367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10/19/2015</text:p>
          </table:table-cell>
          <table:table-cell office:value-type="float" office:value="666000" calcext:value-type="float">
            <text:p>666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http://services.wakegov.com/realestate/Account.asp?id=040331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4/06/2021</text:p>
          </table:table-cell>
          <table:table-cell office:value-type="float" office:value="664000" calcext:value-type="float">
            <text:p>664000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http://services.wakegov.com/realestate/Account.asp?id=040327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4/13/2021</text:p>
          </table:table-cell>
          <table:table-cell office:value-type="float" office:value="662000" calcext:value-type="float">
            <text:p>66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http://services.wakegov.com/realestate/Account.asp?id=047961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08/25/2011</text:p>
          </table:table-cell>
          <table:table-cell office:value-type="float" office:value="662000" calcext:value-type="float">
            <text:p>662000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http://services.wakegov.com/realestate/Account.asp?id=040328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04/10/2014</text:p>
          </table:table-cell>
          <table:table-cell office:value-type="float" office:value="662000" calcext:value-type="float">
            <text:p>662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http://services.wakegov.com/realestate/Account.asp?id=040370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06/15/2011</text:p>
          </table:table-cell>
          <table:table-cell office:value-type="float" office:value="662000" calcext:value-type="float">
            <text:p>662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http://services.wakegov.com/realestate/Account.asp?id=040329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29/20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http://services.wakegov.com/realestate/Account.asp?id=047962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21/20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http://services.wakegov.com/realestate/Account.asp?id=047962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04/2021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http://services.wakegov.com/realestate/Account.asp?id=047963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1/05/20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http://services.wakegov.com/realestate/Account.asp?id=047964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9/29/2008</text:p>
          </table:table-cell>
          <table:table-cell office:value-type="float" office:value="657000" calcext:value-type="float">
            <text:p>657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http://services.wakegov.com/realestate/Account.asp?id=040330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06/18/2014</text:p>
          </table:table-cell>
          <table:table-cell office:value-type="float" office:value="653000" calcext:value-type="float">
            <text:p>653000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http://services.wakegov.com/realestate/Account.asp?id=040367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1/04/2020</text:p>
          </table:table-cell>
          <table:table-cell office:value-type="float" office:value="653000" calcext:value-type="float">
            <text:p>65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http://services.wakegov.com/realestate/Account.asp?id=047963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5/22/2014</text:p>
          </table:table-cell>
          <table:table-cell office:value-type="float" office:value="648000" calcext:value-type="float">
            <text:p>64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http://services.wakegov.com/realestate/Account.asp?id=040326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07/20/20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http://services.wakegov.com/realestate/Account.asp?id=040330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07/28/20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http://services.wakegov.com/realestate/Account.asp?id=040372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12/10/2008</text:p>
          </table:table-cell>
          <table:table-cell office:value-type="float" office:value="639000" calcext:value-type="float">
            <text:p>639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http://services.wakegov.com/realestate/Account.asp?id=040372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1/16/20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http://services.wakegov.com/realestate/Account.asp?id=047965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2/12/2012</text:p>
          </table:table-cell>
          <table:table-cell office:value-type="float" office:value="634500" calcext:value-type="float">
            <text:p>6345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http://services.wakegov.com/realestate/Account.asp?id=040369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1/17/2020</text:p>
          </table:table-cell>
          <table:table-cell office:value-type="float" office:value="630000" calcext:value-type="float">
            <text:p>63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http://services.wakegov.com/realestate/Account.asp?id=047964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4/18/2018</text:p>
          </table:table-cell>
          <table:table-cell office:value-type="float" office:value="626000" calcext:value-type="float">
            <text:p>626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http://services.wakegov.com/realestate/Account.asp?id=040339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26/2022</text:p>
          </table:table-cell>
          <table:table-cell office:value-type="float" office:value="625500" calcext:value-type="float">
            <text:p>6255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http://services.wakegov.com/realestate/Account.asp?id=040328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/21/2020</text:p>
          </table:table-cell>
          <table:table-cell office:value-type="float" office:value="621000" calcext:value-type="float">
            <text:p>62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http://services.wakegov.com/realestate/Account.asp?id=047960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/27/2020</text:p>
          </table:table-cell>
          <table:table-cell office:value-type="float" office:value="621000" calcext:value-type="float">
            <text:p>62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http://services.wakegov.com/realestate/Account.asp?id=04796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1/26/2018</text:p>
          </table:table-cell>
          <table:table-cell office:value-type="float" office:value="618000" calcext:value-type="float">
            <text:p>6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http://services.wakegov.com/realestate/Account.asp?id=040368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2/30/2011</text:p>
          </table:table-cell>
          <table:table-cell office:value-type="float" office:value="617000" calcext:value-type="float">
            <text:p>617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http://services.wakegov.com/realestate/Account.asp?id=040367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2/17/2010</text:p>
          </table:table-cell>
          <table:table-cell office:value-type="float" office:value="617000" calcext:value-type="float">
            <text:p>617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http://services.wakegov.com/realestate/Account.asp?id=040368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3/16/2022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http://services.wakegov.com/realestate/Account.asp?id=040337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7/01/2014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http://services.wakegov.com/realestate/Account.asp?id=040372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18/202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http://services.wakegov.com/realestate/Account.asp?id=04033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0/16/2015</text:p>
          </table:table-cell>
          <table:table-cell office:value-type="float" office:value="612000" calcext:value-type="float">
            <text:p>612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http://services.wakegov.com/realestate/Account.asp?id=040326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09/14/2021</text:p>
          </table:table-cell>
          <table:table-cell office:value-type="float" office:value="612000" calcext:value-type="float">
            <text:p>61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http://services.wakegov.com/realestate/Account.asp?id=046150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/21/2020</text:p>
          </table:table-cell>
          <table:table-cell office:value-type="float" office:value="612000" calcext:value-type="float">
            <text:p>61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http://services.wakegov.com/realestate/Account.asp?id=047961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02/03/2009</text:p>
          </table:table-cell>
          <table:table-cell office:value-type="float" office:value="608000" calcext:value-type="float">
            <text:p>608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http://services.wakegov.com/realestate/Account.asp?id=04037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7/07/2020</text:p>
          </table:table-cell>
          <table:table-cell office:value-type="float" office:value="607500" calcext:value-type="float">
            <text:p>6075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http://services.wakegov.com/realestate/Account.asp?id=040330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0/03/2011</text:p>
          </table:table-cell>
          <table:table-cell office:value-type="float" office:value="605000" calcext:value-type="float">
            <text:p>605000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http://services.wakegov.com/realestate/Account.asp?id=040369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3/23/2021</text:p>
          </table:table-cell>
          <table:table-cell office:value-type="float" office:value="603000" calcext:value-type="float">
            <text:p>603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http://services.wakegov.com/realestate/Account.asp?id=040338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/26/20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http://services.wakegov.com/realestate/Account.asp?id=047962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/29/20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http://services.wakegov.com/realestate/Account.asp?id=047962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1/06/20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http://services.wakegov.com/realestate/Account.asp?id=047963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0/31/2008</text:p>
          </table:table-cell>
          <table:table-cell office:value-type="float" office:value="595000" calcext:value-type="float">
            <text:p>59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http://services.wakegov.com/realestate/Account.asp?id=040327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1/21/2014</text:p>
          </table:table-cell>
          <table:table-cell office:value-type="float" office:value="594000" calcext:value-type="float">
            <text:p>59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http://services.wakegov.com/realestate/Account.asp?id=040326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9/21/2016</text:p>
          </table:table-cell>
          <table:table-cell office:value-type="float" office:value="594000" calcext:value-type="float">
            <text:p>594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http://services.wakegov.com/realestate/Account.asp?id=040336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9/29/2014</text:p>
          </table:table-cell>
          <table:table-cell office:value-type="float" office:value="594000" calcext:value-type="float">
            <text:p>59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http://services.wakegov.com/realestate/Account.asp?id=040370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1/17/2020</text:p>
          </table:table-cell>
          <table:table-cell office:value-type="float" office:value="594000" calcext:value-type="float">
            <text:p>594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http://services.wakegov.com/realestate/Account.asp?id=047964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09/19/2018</text:p>
          </table:table-cell>
          <table:table-cell office:value-type="float" office:value="594000" calcext:value-type="float">
            <text:p>594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http://services.wakegov.com/realestate/Account.asp?id=046154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09/25/2018</text:p>
          </table:table-cell>
          <table:table-cell office:value-type="float" office:value="594000" calcext:value-type="float">
            <text:p>594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http://services.wakegov.com/realestate/Account.asp?id=046155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05/202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http://services.wakegov.com/realestate/Account.asp?id=047964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18/202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http://services.wakegov.com/realestate/Account.asp?id=047965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03/2018</text:p>
          </table:table-cell>
          <table:table-cell office:value-type="float" office:value="585000" calcext:value-type="float">
            <text:p>585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http://services.wakegov.com/realestate/Account.asp?id=046150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07/31/20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http://services.wakegov.com/realestate/Account.asp?id=040336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2/17/2023</text:p>
          </table:table-cell>
          <table:table-cell office:value-type="float" office:value="585000" calcext:value-type="float">
            <text:p>585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http://services.wakegov.com/realestate/Account.asp?id=040369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6/10/2011</text:p>
          </table:table-cell>
          <table:table-cell office:value-type="float" office:value="585000" calcext:value-type="float">
            <text:p>58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http://services.wakegov.com/realestate/Account.asp?id=04036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8/17/2022</text:p>
          </table:table-cell>
          <table:table-cell office:value-type="float" office:value="585000" calcext:value-type="float">
            <text:p>585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http://services.wakegov.com/realestate/Account.asp?id=040372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2/21/2015</text:p>
          </table:table-cell>
          <table:table-cell office:value-type="float" office:value="583500" calcext:value-type="float">
            <text:p>5835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http://services.wakegov.com/realestate/Account.asp?id=04037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1/17/2023</text:p>
          </table:table-cell>
          <table:table-cell office:value-type="float" office:value="581000" calcext:value-type="float">
            <text:p>581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http://services.wakegov.com/realestate/Account.asp?id=040336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30/2013</text:p>
          </table:table-cell>
          <table:table-cell office:value-type="float" office:value="581000" calcext:value-type="float">
            <text:p>581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http://services.wakegov.com/realestate/Account.asp?id=040328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3/18/2021</text:p>
          </table:table-cell>
          <table:table-cell office:value-type="float" office:value="581000" calcext:value-type="float">
            <text:p>581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http://services.wakegov.com/realestate/Account.asp?id=040331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0/08/2021</text:p>
          </table:table-cell>
          <table:table-cell office:value-type="float" office:value="581000" calcext:value-type="float">
            <text:p>581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http://services.wakegov.com/realestate/Account.asp?id=040372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03/2018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http://services.wakegov.com/realestate/Account.asp?id=046151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01/2018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http://services.wakegov.com/realestate/Account.asp?id=046151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0/29/202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http://services.wakegov.com/realestate/Account.asp?id=047960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19/202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http://services.wakegov.com/realestate/Account.asp?id=047961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0/29/2021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http://services.wakegov.com/realestate/Account.asp?id=040328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5/02/2022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http://services.wakegov.com/realestate/Account.asp?id=04032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5/13/2022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http://services.wakegov.com/realestate/Account.asp?id=040370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0/01/2015</text:p>
          </table:table-cell>
          <table:table-cell office:value-type="float" office:value="569000" calcext:value-type="float">
            <text:p>569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http://services.wakegov.com/realestate/Account.asp?id=040338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5/25/2022</text:p>
          </table:table-cell>
          <table:table-cell office:value-type="float" office:value="567000" calcext:value-type="float">
            <text:p>56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http://services.wakegov.com/realestate/Account.asp?id=047963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0/31/2013</text:p>
          </table:table-cell>
          <table:table-cell office:value-type="float" office:value="563000" calcext:value-type="float">
            <text:p>563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http://services.wakegov.com/realestate/Account.asp?id=040368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1/12/2020</text:p>
          </table:table-cell>
          <table:table-cell office:value-type="float" office:value="563000" calcext:value-type="float">
            <text:p>563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http://services.wakegov.com/realestate/Account.asp?id=047961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10/29/2015</text:p>
          </table:table-cell>
          <table:table-cell office:value-type="float" office:value="563000" calcext:value-type="float">
            <text:p>563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http://services.wakegov.com/realestate/Account.asp?id=04032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06/28/2013</text:p>
          </table:table-cell>
          <table:table-cell office:value-type="float" office:value="563000" calcext:value-type="float">
            <text:p>563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http://services.wakegov.com/realestate/Account.asp?id=040370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0/03/2008</text:p>
          </table:table-cell>
          <table:table-cell office:value-type="float" office:value="563000" calcext:value-type="float">
            <text:p>563000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http://services.wakegov.com/realestate/Account.asp?id=040330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7/20/2021</text:p>
          </table:table-cell>
          <table:table-cell office:value-type="float" office:value="563000" calcext:value-type="float">
            <text:p>563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http://services.wakegov.com/realestate/Account.asp?id=040338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5/20/20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http://services.wakegov.com/realestate/Account.asp?id=040368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5/19/20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http://services.wakegov.com/realestate/Account.asp?id=040335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5/06/20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http://services.wakegov.com/realestate/Account.asp?id=040336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6/14/20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http://services.wakegov.com/realestate/Account.asp?id=046151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07/06/20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http://services.wakegov.com/realestate/Account.asp?id=040339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4/15/2021</text:p>
          </table:table-cell>
          <table:table-cell office:value-type="float" office:value="562000" calcext:value-type="float">
            <text:p>56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http://services.wakegov.com/realestate/Account.asp?id=040326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09/17/2018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http://services.wakegov.com/realestate/Account.asp?id=046152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2/20/2021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http://services.wakegov.com/realestate/Account.asp?id=046153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0/03/2018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http://services.wakegov.com/realestate/Account.asp?id=046154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0/27/20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http://services.wakegov.com/realestate/Account.asp?id=047962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8/02/2021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http://services.wakegov.com/realestate/Account.asp?id=040329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0/27/20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http://services.wakegov.com/realestate/Account.asp?id=047962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03/20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http://services.wakegov.com/realestate/Account.asp?id=047963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8/13/2014</text:p>
          </table:table-cell>
          <table:table-cell office:value-type="float" office:value="558000" calcext:value-type="float">
            <text:p>55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http://services.wakegov.com/realestate/Account.asp?id=040371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10/20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http://services.wakegov.com/realestate/Account.asp?id=047964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5/26/2017</text:p>
          </table:table-cell>
          <table:table-cell office:value-type="float" office:value="554000" calcext:value-type="float">
            <text:p>55400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http://services.wakegov.com/realestate/Account.asp?id=040335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3/29/2019</text:p>
          </table:table-cell>
          <table:table-cell office:value-type="float" office:value="554000" calcext:value-type="float">
            <text:p>55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http://services.wakegov.com/realestate/Account.asp?id=046152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1/03/2020</text:p>
          </table:table-cell>
          <table:table-cell office:value-type="float" office:value="554000" calcext:value-type="float">
            <text:p>554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http://services.wakegov.com/realestate/Account.asp?id=047963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26/2018</text:p>
          </table:table-cell>
          <table:table-cell office:value-type="float" office:value="551000" calcext:value-type="float">
            <text:p>55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http://services.wakegov.com/realestate/Account.asp?id=04615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26/2018</text:p>
          </table:table-cell>
          <table:table-cell office:value-type="float" office:value="551000" calcext:value-type="float">
            <text:p>55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http://services.wakegov.com/realestate/Account.asp?id=046155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0/20/2008</text:p>
          </table:table-cell>
          <table:table-cell office:value-type="float" office:value="549000" calcext:value-type="float">
            <text:p>549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http://services.wakegov.com/realestate/Account.asp?id=040330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1/09/2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http://services.wakegov.com/realestate/Account.asp?id=047965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1/09/2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http://services.wakegov.com/realestate/Account.asp?id=04796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17/2018</text:p>
          </table:table-cell>
          <table:table-cell office:value-type="float" office:value="542000" calcext:value-type="float">
            <text:p>54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http://services.wakegov.com/realestate/Account.asp?id=046150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17/2018</text:p>
          </table:table-cell>
          <table:table-cell office:value-type="float" office:value="542000" calcext:value-type="float">
            <text:p>54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http://services.wakegov.com/realestate/Account.asp?id=046150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4/08/2021</text:p>
          </table:table-cell>
          <table:table-cell office:value-type="float" office:value="540000" calcext:value-type="float">
            <text:p>540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http://services.wakegov.com/realestate/Account.asp?id=046150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9/25/2017</text:p>
          </table:table-cell>
          <table:table-cell office:value-type="float" office:value="540000" calcext:value-type="float">
            <text:p>540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http://services.wakegov.com/realestate/Account.asp?id=040338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18/2018</text:p>
          </table:table-cell>
          <table:table-cell office:value-type="float" office:value="538000" calcext:value-type="float">
            <text:p>53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http://services.wakegov.com/realestate/Account.asp?id=046154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25/2018</text:p>
          </table:table-cell>
          <table:table-cell office:value-type="float" office:value="538000" calcext:value-type="float">
            <text:p>538000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http://services.wakegov.com/realestate/Account.asp?id=046155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1/07/2010</text:p>
          </table:table-cell>
          <table:table-cell office:value-type="float" office:value="537500" calcext:value-type="float">
            <text:p>537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http://services.wakegov.com/realestate/Account.asp?id=040339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5/14/2016</text:p>
          </table:table-cell>
          <table:table-cell office:value-type="float" office:value="536000" calcext:value-type="float">
            <text:p>536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http://services.wakegov.com/realestate/Account.asp?id=040367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4/30/2018</text:p>
          </table:table-cell>
          <table:table-cell office:value-type="float" office:value="536000" calcext:value-type="float">
            <text:p>536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http://services.wakegov.com/realestate/Account.asp?id=040327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8/04/2014</text:p>
          </table:table-cell>
          <table:table-cell office:value-type="float" office:value="536000" calcext:value-type="float">
            <text:p>536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http://services.wakegov.com/realestate/Account.asp?id=040329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5/10/2021</text:p>
          </table:table-cell>
          <table:table-cell office:value-type="float" office:value="536000" calcext:value-type="float">
            <text:p>53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http://services.wakegov.com/realestate/Account.asp?id=047964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07/15/2019</text:p>
          </table:table-cell>
          <table:table-cell office:value-type="float" office:value="536000" calcext:value-type="float">
            <text:p>536000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http://services.wakegov.com/realestate/Account.asp?id=040340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1/18/2020</text:p>
          </table:table-cell>
          <table:table-cell office:value-type="float" office:value="536000" calcext:value-type="float">
            <text:p>53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http://services.wakegov.com/realestate/Account.asp?id=047964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6/21/2019</text:p>
          </table:table-cell>
          <table:table-cell office:value-type="float" office:value="535500" calcext:value-type="float">
            <text:p>5355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http://services.wakegov.com/realestate/Account.asp?id=04615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5/21/2013</text:p>
          </table:table-cell>
          <table:table-cell office:value-type="float" office:value="535000" calcext:value-type="float">
            <text:p>535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http://services.wakegov.com/realestate/Account.asp?id=040326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2/21/2015</text:p>
          </table:table-cell>
          <table:table-cell office:value-type="float" office:value="535000" calcext:value-type="float">
            <text:p>535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http://services.wakegov.com/realestate/Account.asp?id=040370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3/08/2019</text:p>
          </table:table-cell>
          <table:table-cell office:value-type="float" office:value="533000" calcext:value-type="float">
            <text:p>53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http://services.wakegov.com/realestate/Account.asp?id=046151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26/2018</text:p>
          </table:table-cell>
          <table:table-cell office:value-type="float" office:value="533000" calcext:value-type="float">
            <text:p>53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http://services.wakegov.com/realestate/Account.asp?id=04615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15/2008</text:p>
          </table:table-cell>
          <table:table-cell office:value-type="float" office:value="531000" calcext:value-type="float">
            <text:p>531000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http://services.wakegov.com/realestate/Account.asp?id=040326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6/15/2016</text:p>
          </table:table-cell>
          <table:table-cell office:value-type="float" office:value="531000" calcext:value-type="float">
            <text:p>531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http://services.wakegov.com/realestate/Account.asp?id=040369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0/20/20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http://services.wakegov.com/realestate/Account.asp?id=047960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0/20/20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http://services.wakegov.com/realestate/Account.asp?id=047960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1/02/20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http://services.wakegov.com/realestate/Account.asp?id=047961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3/08/2021</text:p>
          </table:table-cell>
          <table:table-cell office:value-type="float" office:value="527000" calcext:value-type="float">
            <text:p>527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http://services.wakegov.com/realestate/Account.asp?id=040327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2/07/2015</text:p>
          </table:table-cell>
          <table:table-cell office:value-type="float" office:value="527000" calcext:value-type="float">
            <text:p>527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http://services.wakegov.com/realestate/Account.asp?id=040339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11/05/2018</text:p>
          </table:table-cell>
          <table:table-cell office:value-type="float" office:value="526500" calcext:value-type="float">
            <text:p>5265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http://services.wakegov.com/realestate/Account.asp?id=040337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2/21/2015</text:p>
          </table:table-cell>
          <table:table-cell office:value-type="float" office:value="522000" calcext:value-type="float">
            <text:p>52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http://services.wakegov.com/realestate/Account.asp?id=040368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9/19/2018</text:p>
          </table:table-cell>
          <table:table-cell office:value-type="float" office:value="522000" calcext:value-type="float">
            <text:p>522000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http://services.wakegov.com/realestate/Account.asp?id=046154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29/2008</text:p>
          </table:table-cell>
          <table:table-cell office:value-type="float" office:value="520000" calcext:value-type="float">
            <text:p>520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http://services.wakegov.com/realestate/Account.asp?id=040326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18/20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http://services.wakegov.com/realestate/Account.asp?id=046150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4/19/2022</text:p>
          </table:table-cell>
          <table:table-cell office:value-type="float" office:value="520000" calcext:value-type="float">
            <text:p>52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http://services.wakegov.com/realestate/Account.asp?id=046151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6/17/2019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http://services.wakegov.com/realestate/Account.asp?id=046152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20/20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http://services.wakegov.com/realestate/Account.asp?id=046152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1/14/2021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http://services.wakegov.com/realestate/Account.asp?id=046153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9/17/20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http://services.wakegov.com/realestate/Account.asp?id=046154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26/20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http://services.wakegov.com/realestate/Account.asp?id=04796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1/23/2009</text:p>
          </table:table-cell>
          <table:table-cell office:value-type="float" office:value="518000" calcext:value-type="float">
            <text:p>518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http://services.wakegov.com/realestate/Account.asp?id=040327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2/26/2013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http://services.wakegov.com/realestate/Account.asp?id=04036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7/22/2019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http://services.wakegov.com/realestate/Account.asp?id=040370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1/20/2023</text:p>
          </table:table-cell>
          <table:table-cell office:value-type="float" office:value="518000" calcext:value-type="float">
            <text:p>51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http://services.wakegov.com/realestate/Account.asp?id=040329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8/16/20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http://services.wakegov.com/realestate/Account.asp?id=04037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7/12/2010</text:p>
          </table:table-cell>
          <table:table-cell office:value-type="float" office:value="517500" calcext:value-type="float">
            <text:p>517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http://services.wakegov.com/realestate/Account.asp?id=040336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4/28/2020</text:p>
          </table:table-cell>
          <table:table-cell office:value-type="float" office:value="517000" calcext:value-type="float">
            <text:p>517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http://services.wakegov.com/realestate/Account.asp?id=040337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12/17/2015</text:p>
          </table:table-cell>
          <table:table-cell office:value-type="float" office:value="516000" calcext:value-type="float">
            <text:p>516000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http://services.wakegov.com/realestate/Account.asp?id=040338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1/04/2020</text:p>
          </table:table-cell>
          <table:table-cell office:value-type="float" office:value="513000" calcext:value-type="float">
            <text:p>513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http://services.wakegov.com/realestate/Account.asp?id=047963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4/14/2023</text:p>
          </table:table-cell>
          <table:table-cell office:value-type="float" office:value="513000" calcext:value-type="float">
            <text:p>513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http://services.wakegov.com/realestate/Account.asp?id=040339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1/31/2012</text:p>
          </table:table-cell>
          <table:table-cell office:value-type="float" office:value="509000" calcext:value-type="float">
            <text:p>509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http://services.wakegov.com/realestate/Account.asp?id=040335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7/09/2010</text:p>
          </table:table-cell>
          <table:table-cell office:value-type="float" office:value="509000" calcext:value-type="float">
            <text:p>50900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http://services.wakegov.com/realestate/Account.asp?id=040371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20/20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http://services.wakegov.com/realestate/Account.asp?id=046152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11/16/2021</text:p>
          </table:table-cell>
          <table:table-cell office:value-type="float" office:value="506000" calcext:value-type="float">
            <text:p>506000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http://services.wakegov.com/realestate/Account.asp?id=046153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17/20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http://services.wakegov.com/realestate/Account.asp?id=046153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9/18/20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http://services.wakegov.com/realestate/Account.asp?id=046154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26/20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http://services.wakegov.com/realestate/Account.asp?id=047961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0/20/20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http://services.wakegov.com/realestate/Account.asp?id=047962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1/10/20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http://services.wakegov.com/realestate/Account.asp?id=047962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20/20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http://services.wakegov.com/realestate/Account.asp?id=047960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1/10/2017</text:p>
          </table:table-cell>
          <table:table-cell office:value-type="float" office:value="495000" calcext:value-type="float">
            <text:p>495000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http://services.wakegov.com/realestate/Account.asp?id=040337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1/04/2020</text:p>
          </table:table-cell>
          <table:table-cell office:value-type="float" office:value="495000" calcext:value-type="float">
            <text:p>495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http://services.wakegov.com/realestate/Account.asp?id=047963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5/31/2022</text:p>
          </table:table-cell>
          <table:table-cell office:value-type="float" office:value="495000" calcext:value-type="float">
            <text:p>495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http://services.wakegov.com/realestate/Account.asp?id=046155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7/30/2021</text:p>
          </table:table-cell>
          <table:table-cell office:value-type="float" office:value="495000" calcext:value-type="float">
            <text:p>495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http://services.wakegov.com/realestate/Account.asp?id=047965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0/12/2018</text:p>
          </table:table-cell>
          <table:table-cell office:value-type="float" office:value="491000" calcext:value-type="float">
            <text:p>491000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http://services.wakegov.com/realestate/Account.asp?id=046153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0/15/2008</text:p>
          </table:table-cell>
          <table:table-cell office:value-type="float" office:value="491000" calcext:value-type="float">
            <text:p>491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http://services.wakegov.com/realestate/Account.asp?id=040338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1/18/2023</text:p>
          </table:table-cell>
          <table:table-cell office:value-type="float" office:value="486000" calcext:value-type="float">
            <text:p>486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http://services.wakegov.com/realestate/Account.asp?id=040337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9/23/2008</text:p>
          </table:table-cell>
          <table:table-cell office:value-type="float" office:value="486000" calcext:value-type="float">
            <text:p>486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http://services.wakegov.com/realestate/Account.asp?id=040330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0/01/20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http://services.wakegov.com/realestate/Account.asp?id=046150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26/2020</text:p>
          </table:table-cell>
          <table:table-cell office:value-type="float" office:value="477000" calcext:value-type="float">
            <text:p>477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http://services.wakegov.com/realestate/Account.asp?id=047961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1/04/2020</text:p>
          </table:table-cell>
          <table:table-cell office:value-type="float" office:value="477000" calcext:value-type="float">
            <text:p>477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http://services.wakegov.com/realestate/Account.asp?id=047963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0/17/20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http://services.wakegov.com/realestate/Account.asp?id=04615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9/19/20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http://services.wakegov.com/realestate/Account.asp?id=046155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/30/2015</text:p>
          </table:table-cell>
          <table:table-cell office:value-type="float" office:value="475000" calcext:value-type="float">
            <text:p>475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http://services.wakegov.com/realestate/Account.asp?id=040339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9/17/2018</text:p>
          </table:table-cell>
          <table:table-cell office:value-type="float" office:value="473000" calcext:value-type="float">
            <text:p>473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http://services.wakegov.com/realestate/Account.asp?id=046154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6/02/2022</text:p>
          </table:table-cell>
          <table:table-cell office:value-type="float" office:value="473000" calcext:value-type="float">
            <text:p>473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http://services.wakegov.com/realestate/Account.asp?id=04034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2/26/2019</text:p>
          </table:table-cell>
          <table:table-cell office:value-type="float" office:value="468000" calcext:value-type="float">
            <text:p>468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http://services.wakegov.com/realestate/Account.asp?id=040335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06/09/2014</text:p>
          </table:table-cell>
          <table:table-cell office:value-type="float" office:value="468000" calcext:value-type="float">
            <text:p>46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http://services.wakegov.com/realestate/Account.asp?id=040338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1/12/2008</text:p>
          </table:table-cell>
          <table:table-cell office:value-type="float" office:value="468000" calcext:value-type="float">
            <text:p>46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http://services.wakegov.com/realestate/Account.asp?id=040340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6/14/2019</text:p>
          </table:table-cell>
          <table:table-cell office:value-type="float" office:value="464000" calcext:value-type="float">
            <text:p>464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http://services.wakegov.com/realestate/Account.asp?id=046154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9/22/2008</text:p>
          </table:table-cell>
          <table:table-cell office:value-type="float" office:value="464000" calcext:value-type="float">
            <text:p>464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http://services.wakegov.com/realestate/Account.asp?id=040330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4/14/2011</text:p>
          </table:table-cell>
          <table:table-cell office:value-type="float" office:value="461500" calcext:value-type="float">
            <text:p>4615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http://services.wakegov.com/realestate/Account.asp?id=040371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1/04/2008</text:p>
          </table:table-cell>
          <table:table-cell office:value-type="float" office:value="459000" calcext:value-type="float">
            <text:p>459000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http://services.wakegov.com/realestate/Account.asp?id=040334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2/09/20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http://services.wakegov.com/realestate/Account.asp?id=04615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2/13/20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http://services.wakegov.com/realestate/Account.asp?id=046151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6/15/20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http://services.wakegov.com/realestate/Account.asp?id=046151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7/30/2021</text:p>
          </table:table-cell>
          <table:table-cell office:value-type="float" office:value="459000" calcext:value-type="float">
            <text:p>459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http://services.wakegov.com/realestate/Account.asp?id=040337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10/28/2008</text:p>
          </table:table-cell>
          <table:table-cell office:value-type="float" office:value="455000" calcext:value-type="float">
            <text:p>455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http://services.wakegov.com/realestate/Account.asp?id=040339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4/01/2013</text:p>
          </table:table-cell>
          <table:table-cell office:value-type="float" office:value="454500" calcext:value-type="float">
            <text:p>4545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http://services.wakegov.com/realestate/Account.asp?id=040336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9/26/20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http://services.wakegov.com/realestate/Account.asp?id=040338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1/05/202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http://services.wakegov.com/realestate/Account.asp?id=047964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3/06/2023</text:p>
          </table:table-cell>
          <table:table-cell office:value-type="float" office:value="449000" calcext:value-type="float">
            <text:p>44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http://services.wakegov.com/realestate/Account.asp?id=040335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05/20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http://services.wakegov.com/realestate/Account.asp?id=046150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3/13/2017</text:p>
          </table:table-cell>
          <table:table-cell office:value-type="float" office:value="446000" calcext:value-type="float">
            <text:p>446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http://services.wakegov.com/realestate/Account.asp?id=040368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9/25/20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http://services.wakegov.com/realestate/Account.asp?id=046152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9/25/20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http://services.wakegov.com/realestate/Account.asp?id=046153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9/20/20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http://services.wakegov.com/realestate/Account.asp?id=046153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10/21/20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http://services.wakegov.com/realestate/Account.asp?id=04796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7/20/2022</text:p>
          </table:table-cell>
          <table:table-cell office:value-type="float" office:value="441000" calcext:value-type="float">
            <text:p>441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http://services.wakegov.com/realestate/Account.asp?id=04034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8/25/2021</text:p>
          </table:table-cell>
          <table:table-cell office:value-type="float" office:value="437000" calcext:value-type="float">
            <text:p>437000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http://services.wakegov.com/realestate/Account.asp?id=040336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0/20/202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http://services.wakegov.com/realestate/Account.asp?id=047960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7/02/2019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http://services.wakegov.com/realestate/Account.asp?id=046152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/15/2018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http://services.wakegov.com/realestate/Account.asp?id=046153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9/26/2018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http://services.wakegov.com/realestate/Account.asp?id=046153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10/27/20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http://services.wakegov.com/realestate/Account.asp?id=047962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11/05/20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http://services.wakegov.com/realestate/Account.asp?id=047964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1/12/2020</text:p>
          </table:table-cell>
          <table:table-cell office:value-type="float" office:value="423000" calcext:value-type="float">
            <text:p>423000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http://services.wakegov.com/realestate/Account.asp?id=040335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0/21/20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http://services.wakegov.com/realestate/Account.asp?id=047962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1/04/20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http://services.wakegov.com/realestate/Account.asp?id=047963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9/18/2018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http://services.wakegov.com/realestate/Account.asp?id=046154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6/12/20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http://services.wakegov.com/realestate/Account.asp?id=040339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2/11/2008</text:p>
          </table:table-cell>
          <table:table-cell office:value-type="float" office:value="414000" calcext:value-type="float">
            <text:p>414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http://services.wakegov.com/realestate/Account.asp?id=040340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3/04/2020</text:p>
          </table:table-cell>
          <table:table-cell office:value-type="float" office:value="410000" calcext:value-type="float">
            <text:p>410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http://services.wakegov.com/realestate/Account.asp?id=040336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07/01/2016</text:p>
          </table:table-cell>
          <table:table-cell office:value-type="float" office:value="410000" calcext:value-type="float">
            <text:p>410000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http://services.wakegov.com/realestate/Account.asp?id=040337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0/20/2008</text:p>
          </table:table-cell>
          <table:table-cell office:value-type="float" office:value="410000" calcext:value-type="float">
            <text:p>410000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http://services.wakegov.com/realestate/Account.asp?id=040337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0/14/2008</text:p>
          </table:table-cell>
          <table:table-cell office:value-type="float" office:value="410000" calcext:value-type="float">
            <text:p>410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http://services.wakegov.com/realestate/Account.asp?id=040339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3/01/2013</text:p>
          </table:table-cell>
          <table:table-cell office:value-type="float" office:value="409000" calcext:value-type="float">
            <text:p>40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http://services.wakegov.com/realestate/Account.asp?id=040337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1/17/2014</text:p>
          </table:table-cell>
          <table:table-cell office:value-type="float" office:value="405000" calcext:value-type="float">
            <text:p>405000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http://services.wakegov.com/realestate/Account.asp?id=040335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0/29/2008</text:p>
          </table:table-cell>
          <table:table-cell office:value-type="float" office:value="405000" calcext:value-type="float">
            <text:p>405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http://services.wakegov.com/realestate/Account.asp?id=040335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9/20/2018</text:p>
          </table:table-cell>
          <table:table-cell office:value-type="float" office:value="405000" calcext:value-type="float">
            <text:p>405000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http://services.wakegov.com/realestate/Account.asp?id=046151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9/26/2018</text:p>
          </table:table-cell>
          <table:table-cell office:value-type="float" office:value="401000" calcext:value-type="float">
            <text:p>401000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http://services.wakegov.com/realestate/Account.asp?id=04615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4/09/2014</text:p>
          </table:table-cell>
          <table:table-cell office:value-type="float" office:value="392000" calcext:value-type="float">
            <text:p>39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http://services.wakegov.com/realestate/Account.asp?id=040328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12/03/2015</text:p>
          </table:table-cell>
          <table:table-cell office:value-type="float" office:value="392000" calcext:value-type="float">
            <text:p>392000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http://services.wakegov.com/realestate/Account.asp?id=040337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9/28/2018</text:p>
          </table:table-cell>
          <table:table-cell office:value-type="float" office:value="392000" calcext:value-type="float">
            <text:p>392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http://services.wakegov.com/realestate/Account.asp?id=046153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7/08/2015</text:p>
          </table:table-cell>
          <table:table-cell office:value-type="float" office:value="392000" calcext:value-type="float">
            <text:p>39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http://services.wakegov.com/realestate/Account.asp?id=040330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9/17/2018</text:p>
          </table:table-cell>
          <table:table-cell office:value-type="float" office:value="392000" calcext:value-type="float">
            <text:p>392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http://services.wakegov.com/realestate/Account.asp?id=046154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9/18/2018</text:p>
          </table:table-cell>
          <table:table-cell office:value-type="float" office:value="387000" calcext:value-type="float">
            <text:p>387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http://services.wakegov.com/realestate/Account.asp?id=046152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9/17/2018</text:p>
          </table:table-cell>
          <table:table-cell office:value-type="float" office:value="387000" calcext:value-type="float">
            <text:p>387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http://services.wakegov.com/realestate/Account.asp?id=046152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03/04/2022</text:p>
          </table:table-cell>
          <table:table-cell office:value-type="float" office:value="378000" calcext:value-type="float">
            <text:p>378000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http://services.wakegov.com/realestate/Account.asp?id=040327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10/02/2018</text:p>
          </table:table-cell>
          <table:table-cell office:value-type="float" office:value="378000" calcext:value-type="float">
            <text:p>378000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http://services.wakegov.com/realestate/Account.asp?id=040369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9/16/2021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http://services.wakegov.com/realestate/Account.asp?id=040327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9/08/2022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http://services.wakegov.com/realestate/Account.asp?id=040328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4/26/2022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http://services.wakegov.com/realestate/Account.asp?id=040372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6/09/2022</text:p>
          </table:table-cell>
          <table:table-cell office:value-type="float" office:value="365000" calcext:value-type="float">
            <text:p>365000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http://services.wakegov.com/realestate/Account.asp?id=040369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3/10/2022</text:p>
          </table:table-cell>
          <table:table-cell office:value-type="float" office:value="360000" calcext:value-type="float">
            <text:p>360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http://services.wakegov.com/realestate/Account.asp?id=040329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/16/2008</text:p>
          </table:table-cell>
          <table:table-cell office:value-type="float" office:value="356000" calcext:value-type="float">
            <text:p>356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http://services.wakegov.com/realestate/Account.asp?id=040338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0/14/2008</text:p>
          </table:table-cell>
          <table:table-cell office:value-type="float" office:value="351000" calcext:value-type="float">
            <text:p>351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http://services.wakegov.com/realestate/Account.asp?id=04034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9/03/2019</text:p>
          </table:table-cell>
          <table:table-cell office:value-type="float" office:value="351000" calcext:value-type="float">
            <text:p>351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http://services.wakegov.com/realestate/Account.asp?id=040331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/17/2008</text:p>
          </table:table-cell>
          <table:table-cell office:value-type="float" office:value="338000" calcext:value-type="float">
            <text:p>338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http://services.wakegov.com/realestate/Account.asp?id=040338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1/21/2008</text:p>
          </table:table-cell>
          <table:table-cell office:value-type="float" office:value="333000" calcext:value-type="float">
            <text:p>333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http://services.wakegov.com/realestate/Account.asp?id=040371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4/29/2016</text:p>
          </table:table-cell>
          <table:table-cell office:value-type="float" office:value="329000" calcext:value-type="float">
            <text:p>32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http://services.wakegov.com/realestate/Account.asp?id=04037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7/29/2016</text:p>
          </table:table-cell>
          <table:table-cell office:value-type="float" office:value="315500" calcext:value-type="float">
            <text:p>315500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http://services.wakegov.com/realestate/Account.asp?id=040335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0/24/2008</text:p>
          </table:table-cell>
          <table:table-cell office:value-type="float" office:value="310500" calcext:value-type="float">
            <text:p>3105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http://services.wakegov.com/realestate/Account.asp?id=04033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08/31/2009</text:p>
          </table:table-cell>
          <table:table-cell office:value-type="float" office:value="259000" calcext:value-type="float">
            <text:p>259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http://services.wakegov.com/realestate/Account.asp?id=040370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06/10/20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http://services.wakegov.com/realestate/Account.asp?id=040336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4/25/2007</text:p>
          </table:table-cell>
          <table:table-cell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http://services.wakegov.com/realestate/Account.asp?id=047961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string" calcext:value-type="string">
            <text:p>09/10/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http://services.wakegov.com/realestate/Account.asp?id=0076203</text:p>
          </table:table-cell>
        </table:table-row>
      </table:table>
      <table:named-expressions/>
      <table:database-ranges>
        <table:database-range table:name="__Anonymous_Sheet_DB__0" table:target-range-address="cypress.A1:cypress.I294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3:08:22.280420852</dc:date>
    <meta:editing-duration>PT1M32S</meta:editing-duration>
    <meta:editing-cycles>1</meta:editing-cycles>
    <meta:document-statistic meta:table-count="1" meta:cell-count="2646" meta:object-count="0"/>
    <meta:generator>LibreOffice/7.5.3.2$Linux_X86_64 LibreOffice_project/50$Build-2</meta:generator>
  </office:meta>
</office:document-meta>
</file>